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dericka the Great" svg:font-family="'Fredericka the Great', cursiv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fo:line-height="150%" fo:text-align="start" style:justify-single-word="false"/>
    </style:style>
    <style:style style:name="P3" style:family="paragraph" style:parent-style-name="Title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font-variant="normal" fo:text-transform="none" fo:color="#f8f6eb" style:text-line-through-style="none" style:font-name="Fredericka the Great" fo:font-size="40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f8f6eb" style:text-line-through-style="none" style:font-name="Fredericka the Great" fo:font-size="14pt" fo:font-style="normal" style:text-underline-style="none" fo:font-weight="normal" style:text-blinking="false" fo:background-color="transparent" style:font-size-asian="14pt" style:font-size-complex="14pt"/>
    </style:style>
    <style:style style:name="T3" style:family="text">
      <style:text-properties fo:font-variant="normal" fo:text-transform="none" fo:color="#f8f6eb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4" style:family="text">
      <style:text-properties fo:font-variant="normal" fo:text-transform="none" style:use-window-font-color="true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5" style:family="text">
      <style:text-properties fo:font-variant="normal" fo:text-transform="none" style:use-window-font-color="true" style:text-line-through-style="none" style:font-name="Times New Roman" fo:font-size="14pt" fo:language="en" fo:country="US" fo:font-style="normal" style:text-underline-style="none" fo:font-weight="normal" style:text-blinking="false" fo:background-color="transparent" style:font-size-asian="14pt" style:font-size-complex="14pt"/>
    </style:style>
    <style:style style:name="T6" style:family="text">
      <style:text-properties fo:font-variant="normal" fo:text-transform="none" style:use-window-font-color="true" style:text-line-through-style="none" style:font-name="Times New Roman" fo:font-size="14pt" fo:language="ru" fo:country="RU" fo:font-style="normal" style:text-underline-style="none" fo:font-weight="normal" style:text-blinking="false" fo:background-color="transparen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оклад</text:p>
      <text:p text:style-name="P1">1 Слайд. Приветствие, хотим рассказать о нашем проекте мобильное приложение по доставке еды</text:p>
      <text:p text:style-name="P2">2 Слайд. Рассказ про актуальность, очень много сейчас приложений на смартфонах, требуется в эту сферу специалисты, также из неё вытекает огромный доход</text:p>
      <text:p text:style-name="P2">3 Слайд. Цели работы -<text:span text:style-name="T1"> </text:span><text:span text:style-name="T4">проектирование программного обеспечения и <text:s/>разработка его прототипа, для доставки еды, обеспечивающее удобство, быстроту и качество обслуживания для пользователей.</text:span></text:p>
      <text:p text:style-name="P2"><text:span text:style-name="T4">4 Слайд. <text:s/>Исследовать предметную область, разработать дизайн и интерфейс мобильного приложения, выбрать подходящих технологий для разработки приложения, разработать прототип приложения;</text:span></text:p>
      <text:p text:style-name="P2"><text:span text:style-name="T4">провести тестирование приложения на соответствие требованиям и корректную работу всех функций.</text:span></text:p>
      <text:p text:style-name="P2"><text:span text:style-name="T4">5 Слайд. Использовали </text:span><text:span text:style-name="T5">Android Studio, Figma, git, </text:span><text:span text:style-name="T6">БД</text:span></text:p>
      <text:p text:style-name="P2"><text:span text:style-name="T6">6 Слайд. Функциональные требования, </text:span><text:span text:style-name="T5">Android, </text:span><text:span text:style-name="T6">регистрация, БД, возможность выбора, возможность купить товар, оплата товара</text:span></text:p>
      <text:p text:style-name="P2"><text:span text:style-name="T6">7 Слайд. Анализ недостатков конкурентов</text:span></text:p>
      <text:p text:style-name="P2"><text:span text:style-name="T6">8 Слайд. Схема БД</text:span></text:p>
      <text:p text:style-name="P2"><text:span text:style-name="T6">9. Прощани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dericka the Great" svg:font-family="'Fredericka the Great', cursiv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Times New Roman" fo:font-size="14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ИО__________________</dc:title>
    <meta:initial-creator>Елена и Алексей</meta:initial-creator>
    <meta:creation-date>2010-05-21T10:57:00</meta:creation-date>
    <dc:date>2024-01-22T00:00:17.77</dc:date>
    <meta:editing-cycles>3</meta:editing-cycles>
    <meta:editing-duration>PT14M</meta:editing-duration>
    <meta:document-statistic meta:table-count="0" meta:image-count="0" meta:object-count="0" meta:page-count="1" meta:paragraph-count="11" meta:word-count="123" meta:character-count="953"/>
    <meta:generator>OpenOffice/4.1.14$Win32 OpenOffice.org_project/4114m1$Build-9811</meta:generator>
  </office:meta>
</office:document-meta>
</file>